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istStyle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2" style:family="paragraph" style:parent-style-name="Fonte_20_ABNT">
      <style:paragraph-properties fo:text-align="center" style:justify-single-word="false"/>
    </style:style>
    <style:style style:name="P3" style:family="paragraph" style:parent-style-name="Fonte_20_ABNT">
      <style:paragraph-properties fo:margin-left="7.996cm" fo:margin-right="0cm" fo:line-height="150%" fo:text-align="justify" style:justify-single-word="false" fo:text-indent="0.03cm" style:auto-text-indent="false"/>
    </style:style>
    <style:style style:name="P4" style:family="paragraph" style:parent-style-name="Fonte_20_ABNT">
      <style:paragraph-properties fo:text-align="center" style:justify-single-word="false" fo:break-before="page"/>
    </style:style>
    <style:style style:name="P5" style:family="paragraph" style:parent-style-name="Fonte_20_ABNT">
      <style:paragraph-properties fo:text-align="center" style:justify-single-word="false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Default_20_Paragraph_20_Font"><text:span text:style-name="T1">UNIVERSIDADE ESTADUAL PAULISTA “JULIO DE MESQUITA FILHO”</text:span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>e-TOM – ESCALA DE TRANSPARÊNCIA ORÇAMENTÁRIA MUNICIPAL: UMA PROPOSTA E ANÁLISE DE UM CASO (SÃO CARLOS SP, 2010)</text:span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>FRANCISCO MATELLI MATULOVIC</text:span></text:span></text:p>
      <text:p text:style-name="P2"><text:span text:style-name="Default_20_Paragraph_20_Font"><text:span text:style-name="T1">PROFESSOR VALDEMIR APARECIDO PIRES</text:span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>Araraquara – SP</text:span></text:span></text:p>
      <text:p text:style-name="P2"><text:span text:style-name="Default_20_Paragraph_20_Font"><text:span text:style-name="T1">2010</text:span></text:span></text:p>
      <text:p text:style-name="P4"><text:span text:style-name="Default_20_Paragraph_20_Font"><text:span text:style-name="T1">FRANCISCO MATELLI MATULOVIC</text:span></text:span></text:p>
      <text:p text:style-name="P2"><text:span text:style-name="Default_20_Paragraph_20_Font"><text:span text:style-name="T1"/></text:span></text:p>
      <text:p text:style-name="P2"/>
      <text:p text:style-name="P2"/>
      <text:p text:style-name="P2"/>
      <text:p text:style-name="P2"><text:span text:style-name="Default_20_Paragraph_20_Font"><text:span text:style-name="T1"/></text:span></text:p>
      <text:p text:style-name="P2"><text:span text:style-name="Default_20_Paragraph_20_Font"><text:span text:style-name="T1">e-TOM – ESCALA DE TRANSPARÊNCIA ORÇAMENTÁRIA MUNICIPAL: UMA PROPOSTA E ANÁLISE DE UM CASO (SÃO CARLOS SP, 2010)</text:span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3"><text:span text:style-name="Default_20_Paragraph_20_Font"><text:span text:style-name="T1">Trabalho de Conclusão de Estágio apresentado ao curso de Administrção da Universidade Estadual Paulista – UNESP - de Araraquara como requisito parcial para obtenção do grau de Bacharel em Administração, sob orientação do Professor Valdemir Aparecido Pires</text:span></text:span></text:p>
      <text:p text:style-name="P2"/>
      <text:p text:style-name="P2"/>
      <text:p text:style-name="P2"/>
      <text:p text:style-name="P2"/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>Araraquara – SP</text:span></text:span></text:p>
      <text:p text:style-name="P2"><text:span text:style-name="Default_20_Paragraph_20_Font"><text:span text:style-name="T1">2010</text:span></text:span></text:p>
      <text:p text:style-name="Fonte_20_ABNT"><text:soft-page-break/><text:span text:style-name="Default_20_Paragraph_20_Font"><text:span text:style-name="T1"/></text:span></text:p>
      <text:p text:style-name="Fonte_20_ABNT"><text:span text:style-name="Default_20_Paragraph_20_Font"><text:span text:style-name="T1"/></text:span></text:p>
      <text:p text:style-name="Fonte_20_ABNT"><text:span text:style-name="Default_20_Paragraph_20_Font"><text:span text:style-name="T1"/></text:span></text:p>
      <text:p text:style-name="Fonte_20_ABNT"><text:span text:style-name="Default_20_Paragraph_20_Font"><text:span text:style-name="T1"/></text:span></text:p>
      <text:p text:style-name="Fonte_20_ABNT"><text:span text:style-name="Default_20_Paragraph_20_Font"><text:span text:style-name="T1"/></text:span></text:p>
      <text:p text:style-name="Fonte_20_ABNT"><text:span text:style-name="Default_20_Paragraph_20_Font"><text:span text:style-name="T1"/></text:span></text:p>
      <text:p text:style-name="Fonte_20_ABNT"><text:span text:style-name="Default_20_Paragraph_20_Font"><text:span text:style-name="T1"/></text:span></text:p>
      <text:p text:style-name="Fonte_20_ABNT"><text:span text:style-name="Default_20_Paragraph_20_Font"><text:span text:style-name="T1"/></text:span></text:p>
      <text:p text:style-name="Fonte_20_ABNT"><text:span text:style-name="Default_20_Paragraph_20_Font"><text:span text:style-name="T1"/></text:span></text:p>
      <text:p text:style-name="Fonte_20_ABNT"><text:span text:style-name="Default_20_Paragraph_20_Font"><text:span text:style-name="T1"/></text:span></text:p>
      <text:p text:style-name="Fonte_20_ABNT"><text:span text:style-name="Default_20_Paragraph_20_Font"><text:span text:style-name="T1"/></text:span></text:p>
      <text:p text:style-name="Fonte_20_ABNT"><text:span text:style-name="Default_20_Paragraph_20_Font"><text:span text:style-name="T1"/></text:span></text:p>
      <text:p text:style-name="Fonte_20_ABNT"><text:span text:style-name="Default_20_Paragraph_20_Font"><text:span text:style-name="T1"/></text:span></text:p>
      <text:p text:style-name="Fonte_20_ABNT"/>
      <text:p text:style-name="Fonte_20_ABNT"/>
      <text:p text:style-name="Fonte_20_ABNT"><text:span text:style-name="Default_20_Paragraph_20_Font"><text:span text:style-name="T1"/></text:span></text:p>
      <text:p text:style-name="Fonte_20_ABNT"><text:span text:style-name="Default_20_Paragraph_20_Font"><text:span text:style-name="T1"/></text:span></text:p>
      <text:p text:style-name="Fonte_20_ABNT"><text:span text:style-name="Default_20_Paragraph_20_Font"><text:span text:style-name="T1"/></text:span></text:p>
      <text:p text:style-name="Fonte_20_ABNT"><text:span text:style-name="Default_20_Paragraph_20_Font"><text:span text:style-name="T1"/></text:span></text:p>
      <text:p text:style-name="Fonte_20_ABNT"><text:span text:style-name="Default_20_Paragraph_20_Font"><text:span text:style-name="T1">Agradeço a quem me ajudou, a Ivelize Silva pelo link, meu orientador pela confiança, minha mãe e toda a minha família pelos ensinamentos.</text:span></text:span></text:p>
      <text:p text:style-name="Fonte_20_ABNT"><text:span text:style-name="Default_20_Paragraph_20_Font"><text:span text:style-name="T1">Finalmente agradeço a alegria de viver.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en" fo:country="US" style:font-size-asian="12pt" style:font-size-complex="12pt"/>
    </style:style>
    <style:style style:name="Normal_20_Table" style:display-name="Normal Table" style:family="paragraph"/>
    <style:style style:name="No_20_List" style:display-name="No List" style:family="paragraph"/>
    <style:style style:name="ListStyle" style:family="paragraph" style:parent-style-name="Standard">
      <style:paragraph-properties fo:margin-left="0cm" fo:margin-right="0cm" fo:line-height="150%" fo:text-indent="1.251cm" style:auto-text-indent="false" style:shadow="none">
        <style:tab-stops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ABNT_20_Fonte" style:display-name="ABNT Fonte" style:family="paragraph" style:parent-style-name="ListStyle" style:class="text">
      <style:paragraph-properties fo:line-height="200%" fo:text-align="justify" style:justify-single-word="false"/>
      <style:text-properties style:font-name="Arial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1.251cm" fo:margin-bottom="1.251cm" fo:text-align="justify" style:justify-single-word="false" fo:text-indent="0cm" style:auto-text-indent="false" style:page-number="auto"/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.42cm" fo:margin-bottom="1.251cm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.42cm" fo:margin-bottom="1.251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text-transform="uppercase" style:font-name="Arial1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.011cm" style:type="right" style:leader-style="dotted" style:leader-text="."/>
        </style:tab-stops>
      </style:paragraph-properties>
      <style:text-properties style:font-name="Arial1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.25cm" fo:margin-right="0cm" fo:margin-top="0.25cm" fo:margin-bottom="0.25cm" fo:line-height="150%" fo:text-indent="0cm" style:auto-text-indent="false" style:page-number="auto" text:number-lines="false" text:line-number="0"/>
      <style:text-properties style:font-name="Arial1" fo:font-size="10pt"/>
    </style:style>
    <style:style style:name="Table_20_Heading" style:display-name="Table Heading" style:family="paragraph" style:parent-style-name="Table_20_Contents" style:class="extra">
      <style:paragraph-properties fo:margin-top="0cm" fo:margin-bottom="0cm" fo:line-height="150%" fo:text-align="start" style:justify-single-word="false" text:number-lines="false" text:line-number="0"/>
      <style:text-properties style:font-name="Arial2"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  <style:text-properties style:font-name="Arial1"/>
    </style:style>
    <style:style style:name="Header_20_right" style:display-name="Head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Frame_20_contents" style:display-name="Frame contents" style:family="paragraph" style:parent-style-name="Text_20_body" style:class="extra"/>
    <style:style style:name="Citação_20_Longa" style:display-name="Citação Longa" style:family="paragraph" style:parent-style-name="Standard" style:class="text" style:master-page-name="">
      <style:paragraph-properties fo:margin-left="4.001cm" fo:margin-right="0cm" fo:margin-top="0cm" fo:margin-bottom="0cm" fo:line-height="150%" fo:text-align="justify" style:justify-single-word="false" fo:text-indent="0cm" style:auto-text-indent="false" style:page-number="auto"/>
      <style:text-properties style:font-name="Arial1" fo:font-size="10pt"/>
    </style:style>
    <style:style style:name="ABNT_20_link" style:display-name="ABNT link" style:family="paragraph" style:parent-style-name="ABNT_20_Fonte" style:class="text" style:master-page-name="">
      <style:paragraph-properties fo:margin-left="0cm" fo:margin-right="0cm" fo:text-indent="0cm" style:auto-text-indent="false" style:page-number="auto"/>
      <style:text-properties fo:color="#000080" style:text-underline-style="solid" style:text-underline-width="auto" style:text-underline-color="font-color"/>
    </style:style>
    <style:style style:name="ABTN_20_Referencia" style:display-name="ABTN Referencia" style:family="paragraph" style:parent-style-name="ABNT_20_Fonte" style:class="text">
      <style:paragraph-properties fo:line-height="150%"/>
    </style:style>
    <style:style style:name="ABNT_20_quadro" style:display-name="ABNT quadro" style:family="paragraph" style:parent-style-name="ABNT_20_Fonte" style:class="text" style:master-page-name="">
      <style:paragraph-properties fo:margin-left="0cm" fo:margin-right="0cm" fo:line-height="150%" fo:text-indent="0cm" style:auto-text-indent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Fonte_20_ABNT" style:display-name="Fonte ABNT" style:family="paragraph" style:parent-style-name="ListStyle" style:class="text">
      <style:paragraph-properties fo:line-height="200%" fo:text-align="justify" style:justify-single-word="false"/>
      <style:text-properties style:font-name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suffix=".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699cm" fo:page-height="11.4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dc:title/>
    <meta:initial-creator/>
    <dc:creator>Francisco Matelli</dc:creator>
    <meta:editing-cycles>137</meta:editing-cycles>
    <dc:date>2010-12-13T11:39:41.66</dc:date>
    <meta:editing-duration>PT55H52M32S</meta:editing-duration>
    <meta:printed-by>Francisco Matelli</meta:printed-by>
    <meta:print-date>2010-12-13T10:59:45.58</meta:print-date>
    <meta:document-statistic meta:table-count="0" meta:image-count="0" meta:object-count="0" meta:page-count="3" meta:paragraph-count="13" meta:word-count="128" meta:character-count="835"/>
  </office:meta>
</office:document-meta>
</file>